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500bps</text:p>
          </table:table-cell>
          <table:covered-table-cell table:number-columns-repeated="3" table:style-name="ce6"/>
        </table:table-row>
        <table:table-row table:style-name="ro1">
          <table:table-cell/>
          <table:table-cell office:value-type="string" calcext:value-type="string">
            <text:p>Latencia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50us</text:p>
          </table:table-cell>
          <table:table-cell office:value-type="float" office:value="28943.36" calcext:value-type="float">
            <text:p>28943,36</text:p>
          </table:table-cell>
          <table:table-cell office:value-type="float" office:value="86678.18" calcext:value-type="float">
            <text:p>86678,18</text:p>
          </table:table-cell>
          <table:table-cell office:value-type="float" office:value="173281.53" calcext:value-type="float">
            <text:p>173281,53</text:p>
          </table:table-cell>
        </table:table-row>
        <table:table-row table:style-name="ro1">
          <table:table-cell/>
          <table:table-cell office:value-type="string" calcext:value-type="string">
            <text:p>200us</text:p>
          </table:table-cell>
          <table:table-cell office:value-type="float" office:value="28948.18" calcext:value-type="float">
            <text:p>28948,18</text:p>
          </table:table-cell>
          <table:table-cell office:value-type="float" office:value="86689.41" calcext:value-type="float">
            <text:p>86689,41</text:p>
          </table:table-cell>
          <table:table-cell office:value-type="float" office:value="173286.47" calcext:value-type="float">
            <text:p>173286,47</text:p>
          </table:table-cell>
        </table:table-row>
        <table:table-row table:style-name="ro1">
          <table:table-cell/>
          <table:table-cell office:value-type="string" calcext:value-type="string">
            <text:p>500us</text:p>
          </table:table-cell>
          <table:table-cell office:value-type="float" office:value="28958.96" calcext:value-type="float">
            <text:p>28958,96</text:p>
          </table:table-cell>
          <table:table-cell office:value-type="float" office:value="86692.05" calcext:value-type="float">
            <text:p>86692,05</text:p>
          </table:table-cell>
          <table:table-cell office:value-type="float" office:value="173297.28" calcext:value-type="float">
            <text:p>173297,28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1Mbps</text:p>
          </table:table-cell>
          <table:covered-table-cell table:number-columns-repeated="3" table:style-name="ce6"/>
        </table:table-row>
        <table:table-row table:style-name="ro1">
          <table:table-cell/>
          <table:table-cell office:value-type="string" calcext:value-type="string">
            <text:p>Latência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50us</text:p>
          </table:table-cell>
          <table:table-cell office:value-type="float" office:value="122.883905" calcext:value-type="float">
            <text:p>122,883905</text:p>
          </table:table-cell>
          <table:table-cell office:value-type="float" office:value="357.558936" calcext:value-type="float">
            <text:p>357,558936</text:p>
          </table:table-cell>
          <table:table-cell office:value-type="float" office:value="709.470467" calcext:value-type="float">
            <text:p>709,470467</text:p>
          </table:table-cell>
        </table:table-row>
        <table:table-row table:style-name="ro1">
          <table:table-cell/>
          <table:table-cell office:value-type="string" calcext:value-type="string">
            <text:p>200us</text:p>
          </table:table-cell>
          <table:table-cell office:value-type="float" office:value="127.460762" calcext:value-type="float">
            <text:p>127,460762</text:p>
          </table:table-cell>
          <table:table-cell office:value-type="float" office:value="364.830456" calcext:value-type="float">
            <text:p>364,830456</text:p>
          </table:table-cell>
          <table:table-cell office:value-type="float" office:value="718.628321" calcext:value-type="float">
            <text:p>718,628321</text:p>
          </table:table-cell>
        </table:table-row>
        <table:table-row table:style-name="ro1">
          <table:table-cell/>
          <table:table-cell office:value-type="string" calcext:value-type="string">
            <text:p>500us</text:p>
          </table:table-cell>
          <table:table-cell office:value-type="float" office:value="136.746776" calcext:value-type="float">
            <text:p>136,746776</text:p>
          </table:table-cell>
          <table:table-cell office:value-type="float" office:value="373.563621" calcext:value-type="float">
            <text:p>373,563621</text:p>
          </table:table-cell>
          <table:table-cell office:value-type="float" office:value="727.311929" calcext:value-type="float">
            <text:p>727,311929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125Mbps</text:p>
          </table:table-cell>
          <table:covered-table-cell table:number-columns-repeated="3" table:style-name="ce6"/>
        </table:table-row>
        <table:table-row table:style-name="ro1">
          <table:table-cell/>
          <table:table-cell office:value-type="string" calcext:value-type="string">
            <text:p>Latencia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50us</text:p>
          </table:table-cell>
          <table:table-cell office:value-type="float" office:value="7.932822" calcext:value-type="float">
            <text:p>7,932822</text:p>
          </table:table-cell>
          <table:table-cell office:value-type="float" office:value="13.594491" calcext:value-type="float">
            <text:p>13,594491</text:p>
          </table:table-cell>
          <table:table-cell office:value-type="float" office:value="22.667728" calcext:value-type="float">
            <text:p>22,667728</text:p>
          </table:table-cell>
        </table:table-row>
        <table:table-row table:style-name="ro1">
          <table:table-cell/>
          <table:table-cell office:value-type="string" calcext:value-type="string">
            <text:p>200us</text:p>
          </table:table-cell>
          <table:table-cell office:value-type="float" office:value="18.294804" calcext:value-type="float">
            <text:p>18,294804</text:p>
          </table:table-cell>
          <table:table-cell office:value-type="float" office:value="21.643311" calcext:value-type="float">
            <text:p>21,643311</text:p>
          </table:table-cell>
          <table:table-cell office:value-type="float" office:value="34.967032" calcext:value-type="float">
            <text:p>34,967032</text:p>
          </table:table-cell>
        </table:table-row>
        <table:table-row table:style-name="ro1">
          <table:table-cell/>
          <table:table-cell office:value-type="string" calcext:value-type="string">
            <text:p>500us</text:p>
          </table:table-cell>
          <table:table-cell office:value-type="float" office:value="23.062143" calcext:value-type="float">
            <text:p>23,062143</text:p>
          </table:table-cell>
          <table:table-cell office:value-type="float" office:value="36.956976" calcext:value-type="float">
            <text:p>36,956976</text:p>
          </table:table-cell>
          <table:table-cell office:value-type="float" office:value="41.925115" calcext:value-type="float">
            <text:p>41,925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20:57:57.8629008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0:35:23.664616056</meta:creation-date>
    <dc:date>2019-06-03T21:16:31.063793569</dc:date>
    <meta:editing-duration>PT40M54S</meta:editing-duration>
    <meta:editing-cycles>23</meta:editing-cycles>
    <meta:generator>LibreOffice/6.2.3.2$Linux_X86_64 LibreOffice_project/20$Build-2</meta:generator>
    <meta:document-statistic meta:table-count="1" meta:cell-count="51" meta:object-count="0"/>
  </office:meta>
</office:document-meta>
</file>